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 Hughes</text:p>
      <text:p text:style-name="P1">3/21/18</text:p>
      <text:p text:style-name="P1">Project Proposal</text:p>
      <text:p text:style-name="P1">Parallel Computing</text:p>
      <text:p text:style-name="P2"/>
      <text:list xml:id="list2807419842215923830" text:style-name="L1">
        <text:list-item>
          <text:p text:style-name="P4">Team Members: <text:span text:style-name="T1">Robert Hughes</text:span></text:p>
        </text:list-item>
      </text:list>
      <text:p text:style-name="P3"><text:span text:style-name="T1"/></text:p>
      <text:list xml:id="list41584363" text:continue-numbering="true" text:style-name="L1">
        <text:list-item>
          <text:p text:style-name="P4">Describe the application: <text:span text:style-name="T1">The application that I have found is a simple ray tracing algorithm the one that I found. <text:s/>It is not perfect, there are some issues with the shadows and one of the spheres in the image is not perfectly opaque. <text:s/>However the serial program is solid and is a great foundation to start with. <text:s/>Basically this program is a minimalistic ray tracer that shows the techniques of ray tracing. <text:s/>Ray tracing is a rendering technique that is used by tracing the path of light, in a simulation, to generate an image. <text:s text:c="3"/>It is the heart 3d games computer generated images. <text:s/>The </text:span></text:p>
        </text:list-item>
      </text:list>
      <text:p text:style-name="P3"><text:span text:style-name="T1"/></text:p>
      <text:list xml:id="list41586830" text:continue-numbering="true" text:style-name="L1">
        <text:list-item>
          <text:p text:style-name="P4">Discuss the Effort</text:p>
          <text:list>
            <text:list-item>
              <text:p text:style-name="P6">I have already found a serial program that I would like to use for the basis of this project. <text:s/>I may need a bit of tweaking to be perfect but as is it is pretty good. <text:s/>Even if this specific one does not work out there are many other serial ray tracing programs out there that I could utilize.</text:p>
            </text:list-item>
            <text:list-item>
              <text:p text:style-name="P6">I do not have a lot of experience with ray tracing but the program I have looked at is a fairly basic example of ray tracing. <text:s/>It does not use anything that is very different just a couple odd functions. <text:s/>It will be a learning experience and I think that it is definitely possible.</text:p>
            </text:list-item>
          </text:list>
        </text:list-item>
      </text:list>
      <text:p text:style-name="P5"/>
      <text:list xml:id="list41571583" text:continue-numbering="true" text:style-name="L1">
        <text:list-item>
          <text:p text:style-name="P4">Benefits:<text:span text:style-name="T1"> <text:s/>I expect to see a faster finishing time of the image that w are rendering. <text:s/>Ray tracing can be a computing intensive and by parallelizing it we should we a much faster speed up.</text:span></text:p>
        </text:list-item>
        <text:list-item>
          <text:p text:style-name="P4">Experimentation:<text:span text:style-name="T1"> <text:s/>I will be rendering a couple images using both the parallel and the serial code and looking at the speedup achieved by the parallel code. <text:s/>I will see if there is any difference in the final product which there should not be, and then I will judge if the parallelization was successful. <text:s/>I think that this project is definitely doable and will be very interest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Hughes</meta:initial-creator>
    <meta:creation-date>2018-03-20T20:36:12.82</meta:creation-date>
    <meta:document-statistic meta:table-count="0" meta:image-count="0" meta:object-count="0" meta:page-count="1" meta:paragraph-count="11" meta:word-count="339" meta:character-count="1844"/>
    <dc:date>2018-03-20T21:37:45.56</dc:date>
    <dc:creator>Robert Hughes</dc:creator>
    <meta:editing-duration>PT52S</meta:editing-duration>
    <meta:editing-cycles>1</meta:editing-cycles>
    <meta:generator>OpenOffice/4.1.2$Win32 OpenOffice.org_project/412m3$Build-9782</meta:generator>
  </office:meta>
</office:document-meta>
</file>